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9171" officeooo:paragraph-rsid="00049171"/>
    </style:style>
    <style:style style:name="P2" style:family="paragraph" style:parent-style-name="Standard">
      <style:text-properties officeooo:rsid="00049f31" officeooo:paragraph-rsid="00049f31"/>
    </style:style>
    <style:style style:name="T1" style:family="text">
      <style:text-properties officeooo:rsid="0004a0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ne Sarnac</text:p>
      <text:p text:style-name="P1">Reading Assignment Week 3</text:p>
      <text:p text:style-name="P1">Redish (1994)</text:p>
      <text:p text:style-name="P1"/>
      <text:p text:style-name="P2">To what extent does a student’s fixed/growth mindset impact the effectiveness of the mental models that student develops?</text:p>
      <text:p text:style-name="P1"/>
      <text:p text:style-name="P2">The mindset that a student maintains greatly influences the mental models that the student develops. If the student maintains a fixed mindset, he is less likely to question the model building/built in his head and is also unlikely to test the concepts that he feels most comfortable with. In contrast, students with a growth mindset are more likely to test and restructure their models as new information is acquired, whether that is from asking harder questions of themselves, practicing more difficult problems, or simply deriving the model by hand. Because students begin courses with pre-constructed mental models from their past experiences, it is likely that those experiences were viewed in light of whatever mindset they had adopted at that time. <text:span text:style-name="T1">As a result, students should develop more effective mental models when they maintain a growth mindset than when they keep a fixed minds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00:00:45.673895355</meta:creation-date>
    <dc:date>2016-09-05T00:24:12.254060725</dc:date>
    <meta:editing-duration>PT2M55S</meta:editing-duration>
    <meta:editing-cycles>1</meta:editing-cycles>
    <meta:generator>LibreOffice/5.1.4.2$Linux_X86_64 LibreOffice_project/10m0$Build-2</meta:generator>
    <meta:document-statistic meta:table-count="0" meta:image-count="0" meta:object-count="0" meta:page-count="1" meta:paragraph-count="5" meta:word-count="169" meta:character-count="1065" meta:non-whitespace-character-count="900"/>
  </office:meta>
</office:document-meta>
</file>